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76a" officeooo:paragraph-rsid="0011576a"/>
    </style:style>
    <style:style style:name="P2" style:family="paragraph" style:parent-style-name="Standard">
      <style:text-properties officeooo:rsid="0012ad7f" officeooo:paragraph-rsid="0012ad7f"/>
    </style:style>
    <style:style style:name="T1" style:family="text">
      <style:text-properties officeooo:rsid="00106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Link para configurar o SSH no Linux</text:span>*</text:p>
      <text:p text:style-name="Standard"/>
      <text:p text:style-name="Standard"><text:a xlink:type="simple" xlink:href="https://linuxkamarada.com/pt/2017/04/09/usando-chaves-ssh-com-o-git/#.YdNwfnXMKUE" text:style-name="Internet_20_link" text:visited-style-name="Visited_20_Internet_20_Link">https://linuxkamarada.com/pt/2017/04/09/usando-chaves-ssh-com-o-git/#.YdNwfnXMKUE</text:a></text:p>
      <text:p text:style-name="Standard"/>
      <text:p text:style-name="Standard"/>
      <text:p text:style-name="Standard"/>
      <text:p text:style-name="Standard">https://sempreupdate.com.br/como-instalar-o-notepad-plus-plus-no-ubuntu-linux-mint-fedora-debian-manjaro-arch-linux-kde-neon-opensuse-centos-e-red-hat-enterprise-linux/</text:p>
      <text:p text:style-name="Standard"/>
      <text:p text:style-name="Standard"/>
      <text:p text:style-name="P1">PostGRE</text:p>
      <text:p text:style-name="P1"/>
      <text:p text:style-name="P1"><text:a xlink:type="simple" xlink:href="https://www.digitalocean.com/community/tutorials/how-to-install-postgresql-on-ubuntu-20-04-quickstart-pt" text:style-name="Internet_20_link" text:visited-style-name="Visited_20_Internet_20_Link">https://www.digitalocean.com/community/tutorials/how-to-install-postgresql-on-ubuntu-20-04-quickstart-pt</text:a></text:p>
      <text:p text:style-name="P1"/>
      <text:p text:style-name="P1"/>
      <text:p text:style-name="P2">MySql</text:p>
      <text:p text:style-name="P2"/>
      <text:p text:style-name="P2"><text:a xlink:type="simple" xlink:href="https://github.com/danielkv7/jdbc-basico/blob/master/src/main/java/part1/DatabaseInstructions" text:style-name="Internet_20_link" text:visited-style-name="Visited_20_Internet_20_Link">https://github.com/danielkv7/jdbc-basico/blob/master/src/main/java/part1/DatabaseInstructions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9:14:20.788581827</meta:creation-date>
    <meta:generator>LibreOffice/6.4.7.2$Linux_X86_64 LibreOffice_project/40$Build-2</meta:generator>
    <dc:date>2022-01-05T09:17:39.043051745</dc:date>
    <meta:editing-duration>PT22M50S</meta:editing-duration>
    <meta:editing-cycles>2</meta:editing-cycles>
    <meta:document-statistic meta:table-count="0" meta:image-count="0" meta:object-count="0" meta:page-count="1" meta:paragraph-count="7" meta:word-count="14" meta:character-count="496" meta:non-whitespace-character-count="489"/>
  </office:meta>
</office:document-meta>
</file>